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P18" style:parent-style-name="Normal" style:list-style-name="LFO3" style:family="paragraph"/>
    <style:style style:name="P19" style:parent-style-name="Normal" style:list-style-name="LFO3" style:family="paragraph"/>
    <style:style style:name="P20" style:parent-style-name="Normal" style:list-style-name="LFO3" style:family="paragraph"/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T25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Besoin et problématique du client (Thé Tip Top) :</text:span></text:p>
      <text:p text:style-name="P3">1. Besoin principal :</text:p>
      <text:list text:style-name="LFO1" text:continue-numbering="true">
        <text:list-item>
          <text:p text:style-name="P4"><text:span text:style-name="T5">Organiser un jeu-concours attractif</text:span><text:s/>pour fêter l’ouverture de leur 10e boutique à Nice et renforcer leur visibilité auprès d’une clientèle existante et nouvelle.</text:p>
        </text:list-item>
        <text:list-item>
          <text:p text:style-name="P6"><text:span text:style-name="T7">Créer un site dédié au jeu-concours</text:span>, comprenant :</text:p>
          <text:list text:continue-numbering="true">
            <text:list-item>
              <text:p text:style-name="P8">Inscription des participants via différents moyens (Google/Facebook ou formulaire classique).</text:p>
            </text:list-item>
            <text:list-item>
              <text:p text:style-name="P9">Validation des codes uniques présents sur les tickets de caisse pour réclamer les lots.</text:p>
            </text:list-item>
            <text:list-item>
              <text:p text:style-name="P10">Visualisation des gains par les participants et gestion des statistiques par les administrateurs.</text:p>
            </text:list-item>
          </text:list>
        </text:list-item>
      </text:list>
      <text:p text:style-name="P11">2. Objectifs marketing :</text:p>
      <text:list text:style-name="LFO2" text:continue-numbering="true">
        <text:list-item>
          <text:p text:style-name="P12"><text:span text:style-name="T13">Renforcer l’image de marque</text:span><text:s/>en proposant une nouvelle identité visuelle cohérente avec leur positionnement haut de gamme et écoresponsable.</text:p>
        </text:list-item>
        <text:list-item>
          <text:p text:style-name="P14"><text:span text:style-name="T15">Promouvoir le jeu-concours</text:span><text:s/>via les réseaux sociaux et des partenariats avec des influenceurs pour maximiser leur portée.</text:p>
        </text:list-item>
      </text:list>
      <text:p text:style-name="P16">3. Contraintes techniques et organisationnelles :</text:p>
      <text:list text:style-name="LFO3" text:continue-numbering="true">
        <text:list-item>
          <text:p text:style-name="P17">Respecter une distribution précise des gains (pré-génération de 500 000 codes avec des pourcentages de lots prédéfinis).</text:p>
        </text:list-item>
        <text:list-item>
          <text:p text:style-name="P18">Assurer la gestion et l’analyse des données récoltées (RGPD-friendly).</text:p>
        </text:list-item>
        <text:list-item>
          <text:p text:style-name="P19">Intégrer le site avec leur infrastructure actuelle et leurs systèmes (caisses en magasin, futur site e-commerce).</text:p>
        </text:list-item>
        <text:list-item>
          <text:p text:style-name="P20">Prévoir un tirage au sort pour un gros lot (1 an de thé d’une valeur de 360 €), sous contrôle d’un huissier.</text:p>
        </text:list-item>
      </text:list>
      <text:p text:style-name="P21">Problématique identifiée :</text:p>
      <text:list text:style-name="LFO4" text:continue-numbering="true">
        <text:list-item>
          <text:p text:style-name="P22"><text:span text:style-name="T23">Moderniser l’identité visuelle et renforcer la présence en ligne</text:span><text:s/>de Thé Tip Top tout en répondant aux attentes techniques et écoresponsables du projet.</text:p>
        </text:list-item>
        <text:list-item>
          <text:p text:style-name="P24"><text:span text:style-name="T25">Assurer une expérience fluide et accessible pour les participants</text:span>, tout en garantissant une gestion administrative simple et efficace pour l’équip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GREGOIRE</meta:initial-creator>
    <dc:creator>Jules GREGOIRE</dc:creator>
    <meta:creation-date>2025-01-23T14:30:00Z</meta:creation-date>
    <dc:date>2025-01-23T14:30:00Z</dc:date>
    <meta:template xlink:href="Normal.dotm" xlink:type="simple"/>
    <meta:editing-cycles>1</meta:editing-cycles>
    <meta:editing-duration>PT0S</meta:editing-duration>
    <meta:document-statistic meta:page-count="1" meta:paragraph-count="3" meta:word-count="252" meta:character-count="1641" meta:row-count="11" meta:non-whitespace-character-count="1392"/>
  </office:meta>
</office:document-meta>
</file>